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4" style:family="paragraph" style:parent-style-name="Standard">
      <style:text-properties fo:font-size="10pt" style:font-size-asian="10pt" style:font-size-complex="10pt"/>
    </style:style>
    <style:style style:name="P65" style:family="paragraph" style:parent-style-name="Standard">
      <style:text-properties fo:font-size="10pt" officeooo:paragraph-rsid="00211236" style:font-size-asian="10pt" style:font-size-complex="10pt"/>
    </style:style>
    <style:style style:name="P66" style:family="paragraph" style:parent-style-name="Standard">
      <style:text-properties fo:font-size="10pt" officeooo:paragraph-rsid="013e2db8" style:font-size-asian="10pt" style:font-size-complex="10pt"/>
    </style:style>
    <style:style style:name="P67" style:family="paragraph" style:parent-style-name="Standard">
      <style:text-properties officeooo:paragraph-rsid="06cdf75a"/>
    </style:style>
    <style:style style:name="P68" style:family="paragraph" style:parent-style-name="Standard">
      <style:text-properties officeooo:paragraph-rsid="018a088d"/>
    </style:style>
    <style:style style:name="P69" style:family="paragraph" style:parent-style-name="Standard">
      <style:paragraph-properties fo:break-before="page"/>
      <style:text-properties officeooo:paragraph-rsid="06cdf75a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c4795" style:font-size-asian="10pt" style:font-style-asian="normal" style:font-weight-asian="normal" style:font-size-complex="10pt"/>
    </style:style>
    <style:style style:name="P7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6fc4795" style:font-size-asian="10pt" style:font-style-asian="normal" style:font-weight-asian="normal" style:font-size-complex="10pt" style:text-emphasize="none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49904">
          <table:table-cell table:style-name="Table7.A1" table:number-columns-spanned="4" office:value-type="string">
            <text:p text:style-name="P53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4"/>
          </table:table-cell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7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8" table:number-columns-spanned="2" office:value-type="string">
            <text:p text:style-name="P73">နှုတ်ယူ</text:p>
            <text:p text:style-name="P72">ပေးသွင်းသူ </text:p>
            <text:p text:style-name="P55">ရုံးတံဆိပ်</text:p>
          </table:table-cell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office:value-type="string">
            <text:p text:style-name="P50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2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1"><text:s/><text:span text:style-name="T12"><text:s text:c="10"/></text:span>မရှိ။</text:p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office:value-type="string">
            <text:p text:style-name="P51">(ဂ) အိမ်ထောင်ဖက်</text:p>
          </table:table-cell>
          <table:table-cell table:style-name="Table7.A1" table:number-columns-spanned="2" office:value-type="string">
            <text:p text:style-name="P51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3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4" table:number-columns-spanned="2" office:value-type="string">
            <text:p text:style-name="P49">လက်မှတ်</text:p>
            <text:p text:style-name="P49">အမည်</text:p>
            <text:p text:style-name="P49">တာဝန်</text:p>
            <text:p text:style-name="P49">နိုင်ငံသားစိစစ်ရေးကတ်ပြားအမှတ်</text:p>
            <text:p text:style-name="P49">လက်မှတ် ထုတ်ပေးသည့်‌နေ့</text:p>
          </table:table-cell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49904">
          <table:table-cell table:style-name="Table7.A1" table:number-columns-spanned="4" office:value-type="string">
            <text:p text:style-name="P52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844880">
          <table:table-cell table:style-name="Table7.A1" table:number-columns-spanned="4" office:value-type="string">
            <text:p text:style-name="P56"/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rows-spanned="2" table:number-columns-spanned="2" office:value-type="string">
            <text:p text:style-name="P74"/>
            <text:p text:style-name="P70">နှုတ်ယူ</text:p>
            <text:p text:style-name="P71">ပေးသွင်းသူ </text:p>
            <text:p text:style-name="P71">ရုံးတံဆိပ်</text:p>
          </table:table-cell>
          <table:covered-table-cell/>
        </table:table-row>
        <table:table-row table:style-name="TableLine3196003738640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4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covered-table-cell/>
          <table:covered-table-cell/>
        </table:table-row>
        <table:table-row table:style-name="TableLine3196003735568">
          <table:table-cell table:style-name="Table7.A1" table:number-columns-spanned="2" office:value-type="string">
            <text:p text:style-name="P45">(ဂ) အိမ်ထောင်ဖက် </text:p>
            <text:p text:style-name="P58"/>
          </table:table-cell>
          <table:covered-table-cell/>
          <table:table-cell table:style-name="Table7.A1" table:number-columns-spanned="2" office:value-type="string">
            <text:p text:style-name="P68"><text:s text:c="9"/>ရှိ။ <text:s text:c="12"/>မရှိ။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37104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8"/>
          </table:table-cell>
          <table:covered-table-cell/>
          <table:table-cell table:style-name="Table7.A1" table:number-columns-spanned="2" office:value-type="string">
            <text:p text:style-name="P64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4"/>
          </table:table-cell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733520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တာဝန်</text:p>
            <text:p text:style-name="P64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54000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4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89328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4"/>
          </table:table-cell>
          <table:covered-table-cell/>
        </table:table-row>
        <table:table-row table:style-name="TableLine3196003841040">
          <table:table-cell table:style-name="Table7.A1" table:number-columns-spanned="2" office:value-type="string">
            <text:p text:style-name="P58"/>
            <text:p text:style-name="P58"/>
          </table:table-cell>
          <table:covered-table-cell/>
          <table:table-cell table:style-name="Table7.A1" table:number-columns-spanned="2" office:value-type="string">
            <text:p text:style-name="P61"/>
          </table:table-cell>
          <table:covered-table-cell/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Line3196003840016">
          <table:table-cell table:style-name="Table7.A1" table:number-columns-spanned="4" office:value-type="string">
            <text:p text:style-name="P61"><text:span text:style-name="T6">နုတ်ယူခြင်းခံရသူ၏လက်မှတ်</text:span></text:p>
            <text:p text:style-name="P66"/>
          </table:table-cell>
          <table:covered-table-cell/>
          <table:covered-table-cell/>
          <table:covered-table-cell/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ext:soft-page-break/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42:53.778000000</dc:date>
    <meta:editing-duration>P1DT6H13M30S</meta:editing-duration>
    <meta:editing-cycles>764</meta:editing-cycles>
    <meta:document-statistic meta:table-count="9" meta:image-count="0" meta:object-count="0" meta:page-count="4" meta:paragraph-count="148" meta:word-count="415" meta:character-count="2708" meta:non-whitespace-character-count="2416"/>
  </office:meta>
</office:document-meta>
</file>